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  <style:style style:name="T4" style:family="text">
      <style:text-properties style:text-position="0% 100%" style:text-underline-style="solid" style:text-underline-width="auto" style:text-underline-color="font-color"/>
    </style:style>
    <style:style style:name="T5" style:family="text">
      <style:text-properties style:text-position="0% 100%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9_1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6, FF 9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T. Downs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March 28, 1892</text:p>
      <text:p text:style-name="P5">Month<text:tab/><text:tab/><text:tab/><text:tab/><text:tab/><text:tab/>March</text:p>
      <text:p text:style-name="P5">Year<text:tab/><text:tab/><text:tab/><text:tab/><text:tab/><text:tab/>1892</text:p>
      <text:p text:style-name="P5">Hebrew Date<text:tab/><text:tab/><text:tab/><text:tab/><text:tab/></text:p>
      <text:p text:style-name="P5">Undated</text:p>
      <text:p text:style-name="P5">City<text:tab/><text:tab/><text:tab/><text:tab/><text:tab/><text:tab/>Baltimore</text:p>
      <text:p text:style-name="P5">State<text:tab/><text:tab/><text:tab/><text:tab/><text:tab/><text:tab/>MD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4</text:p>
      <text:p text:style-name="P5">Number of Sheets<text:tab/><text:tab/><text:tab/><text:tab/>2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2">[Page 1]</text:p>
      <text:p text:style-name="P2">[Picture of Charles Carroll]<text:tab/><text:tab/><text:tab/><text:tab/><text:tab/><text:tab/>THE CARROLLTON,/</text:p>
      <text:p text:style-name="P2">Charles Carroll of Carrollton.<text:tab/><text:tab/><text:tab/>BALTIMORE, LIGHT AND GERMAN STS./</text:p>
      <text:p text:style-name="P2"><text:tab/><text:tab/><text:tab/><text:tab/><text:tab/><text:tab/><text:tab/><text:tab/>J. P. SHANNON, MANAGER./</text:p>
      <text:p text:style-name="P3">Baltimore, Md. Mar 28 1892/</text:p>
      <text:p text:style-name="P2">Rev<text:span text:style-name="T2">d</text:span><text:span text:style-name="T3">. D</text:span><text:span text:style-name="T2">r</text:span><text:span text:style-name="T3">. Morais,/</text:span></text:p>
      <text:p text:style-name="P2"><text:span text:style-name="T3"><text:tab/>Phila: Pa/</text:span></text:p>
      <text:p text:style-name="P2"><text:span text:style-name="T3">Dear Sir/</text:span></text:p>
      <text:p text:style-name="P2"><text:span text:style-name="T3"><text:tab/>I have been referred to/ you as one likely to advise in/ the following./</text:span></text:p>
      <text:p text:style-name="P2"><text:span text:style-name="T3"><text:tab/>A little child named/ Shapeiro, a Jewess, sells "whistles"/ mostly opposite John Wanamakers,/ but she may be found sometimes/ as far down the street as Granville./ B. Haines, 9th Street./</text:span></text:p>
      <text:p text:style-name="P2"><text:span text:style-name="T3"><text:tab/>During the two months/ last past I have been dreadfully/ put out to see the little girl compelled/ to weather the bleak and wintery/ storms. <text:s/>I have bought her several/</text:span></text:p>
      <text:p text:style-name="P2"><text:span text:style-name="T3"/></text:p>
      <text:p text:style-name="P2"><text:soft-page-break/><text:span text:style-name="T3">[Page 2]</text:span></text:p>
      <text:p text:style-name="P2"><text:span text:style-name="T3">little things, but I would like/ to do more./</text:span></text:p>
      <text:p text:style-name="P2"><text:span text:style-name="T3"><text:tab/>But for her faith, and/ my own large family of ten people,/ I would most assuredly adopt her,/ and I regret very much that/ I cannot, so much as her appearance/ and situation appealed to me./</text:span></text:p>
      <text:p text:style-name="P2"><text:span text:style-name="T3"><text:tab/>I believe she has a widdowed[sic!]/ mother, a married brother and two/ sisters. <text:s/>It is, however, the child/ I want to reach./</text:span></text:p>
      <text:p text:style-name="P2"><text:span text:style-name="T3"><text:tab/>I am a Crockery salesman/ of limited means, and am willing/ to send the mother ten or twenty/ dollars of common crockery, if/ she could make anything of it,/ and the child be benefitted--I am/ not interested in anyone else./</text:span></text:p>
      <text:p text:style-name="P2"><text:span text:style-name="T3"><text:tab/>If it would simply be throwing/ money away, I would prefer to buy/ the child boots or clothing from/</text:span></text:p>
      <text:p text:style-name="P2"><text:span text:style-name="T3"/></text:p>
      <text:p text:style-name="P2"><text:span text:style-name="T3">[Page 3]</text:span></text:p>
      <text:p text:style-name="P2"><text:span text:style-name="T3">time to time, </text:span><text:span text:style-name="T4">if she could be</text:span><text:span text:style-name="T5">/ </text:span><text:span text:style-name="T4">allowed to wear them, not otherwise.</text:span><text:span text:style-name="T5">/ </text:span></text:p>
      <text:p text:style-name="P2"><text:span text:style-name="T5"><text:tab/>My own children go to school/ and have their fun, and it grieves/ me to think that that baby goes/ without either. <text:s/>She is as sedate/ and old-fashioned as a woman of/ mature age./</text:span></text:p>
      <text:p text:style-name="P2"><text:span text:style-name="T5"><text:tab/>Her address is 730 Guilford St./</text:span></text:p>
      <text:p text:style-name="P2"><text:span text:style-name="T5"><text:tab/>My reason for troubling you/ is that she is of your faith, and/ if you think proper to help me,/ you can obtain the particulars of/ the situation of those people better/ than I can, and be able to tell/ me with my limited help will/ be of any benefit to that little one./</text:span></text:p>
      <text:p text:style-name="P2"><text:span text:style-name="T5"/></text:p>
      <text:p text:style-name="P2"><text:span text:style-name="T5">[Page 4]</text:span></text:p>
      <text:p text:style-name="P2"><text:span text:style-name="T5"><text:tab/>There are other children/ similarly engaged, but she appeals/ to me most, and I cannot help/ more than one./</text:span></text:p>
      <text:p text:style-name="P2"><text:span text:style-name="T5"><text:tab/>If you will kindly advise/ me, please write on </text:span><text:span text:style-name="T4">Monday</text:span><text:span text:style-name="T5"> next/ to me at The Bingham House,/ your city, where I hope to be, and/ your letter shall have prompt attention/</text:span></text:p>
      <text:p text:style-name="P2"><text:span text:style-name="T5"><text:tab/>Hoping that you will kindly/ excuse the trouble I am giving/ you,/ I am, Dear Sir,/ yours respectfully,/ </text:span><text:span text:style-name="T4">T. Downs</text:span><text:span text:style-name="T5">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01T15:21:19.43</meta:creation-date>
    <meta:document-statistic meta:table-count="0" meta:image-count="0" meta:object-count="0" meta:page-count="3" meta:paragraph-count="86" meta:word-count="581" meta:character-count="3561"/>
    <dc:date>2011-12-01T15:32:17.71</dc:date>
    <dc:creator>Penn Libraries</dc:creator>
    <meta:editing-duration>PT00H10M58S</meta:editing-duration>
    <meta:editing-cycles>1</meta:editing-cycles>
    <meta:generator>OpenOffice.org/3.2$Win32 OpenOffice.org_project/320m12$Build-9483</meta:generator>
  </office:meta>
</office:document-meta>
</file>